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728cm" fo:min-width="1.873cm" fo:padding-top="0.15cm" fo:padding-bottom="0.15cm" fo:padding-left="0.275cm" fo:padding-right="0.275cm" loext:decorative="false"/>
      <style:paragraph-properties style:writing-mode="lr-tb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2.377cm" fo:padding-top="0.15cm" fo:padding-bottom="0.15cm" fo:padding-left="0.275cm" fo:padding-right="0.275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0.921cm" fo:padding-top="0.15cm" fo:padding-bottom="0.15cm" fo:padding-left="0.275cm" fo:padding-right="0.275cm" loext:decorative="false"/>
      <style:paragraph-properties style:writing-mode="lr-tb"/>
    </style:style>
    <style:style style:name="gr4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2.166cm" fo:padding-top="0.15cm" fo:padding-bottom="0.15cm" fo:padding-left="0.275cm" fo:padding-right="0.275cm" loext:decorative="false"/>
      <style:paragraph-properties style:writing-mode="lr-tb"/>
    </style:style>
    <style:style style:name="gr5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0.874cm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1.42cm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1.772cm" fo:padding-top="0.15cm" fo:padding-bottom="0.15cm" fo:padding-left="0.275cm" fo:padding-right="0.275cm" loext:decorative="false"/>
      <style:paragraph-properties style:writing-mode="lr-tb"/>
    </style:style>
    <style:style style:name="gr8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false" fo:min-height="0.475cm" fo:min-width="0cm" fo:padding-top="0.15cm" fo:padding-bottom="0.15cm" fo:padding-left="0.275cm" fo:padding-right="0.275cm" loext:decorative="false"/>
      <style:paragraph-properties style:writing-mode="lr-tb"/>
    </style:style>
    <style:style style:name="gr9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1.534cm" fo:padding-top="0.15cm" fo:padding-bottom="0.15cm" fo:padding-left="0.275cm" fo:padding-right="0.275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1.793cm" fo:padding-top="0.15cm" fo:padding-bottom="0.15cm" fo:padding-left="0.275cm" fo:padding-right="0.275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1.201cm" fo:padding-top="0.15cm" fo:padding-bottom="0.15cm" fo:padding-left="0.275cm" fo:padding-right="0.275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1.177cm" fo:padding-top="0.15cm" fo:padding-bottom="0.15cm" fo:padding-left="0.275cm" fo:padding-right="0.275cm" loext:decorative="false"/>
      <style:paragraph-properties style:writing-mode="lr-tb"/>
    </style:style>
    <style:style style:name="gr13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1.674cm" fo:padding-top="0.15cm" fo:padding-bottom="0.15cm" fo:padding-left="0.275cm" fo:padding-right="0.275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.475cm" fo:min-width="1.672cm" fo:padding-top="0.15cm" fo:padding-bottom="0.15cm" fo:padding-left="0.275cm" fo:padding-right="0.275cm" loext:decorative="false"/>
      <style:paragraph-properties style:writing-mode="lr-tb"/>
    </style:style>
    <style:style style:name="gr16" style:family="graphic" style:parent-style-name="objectwithoutfill">
      <style:graphic-properties svg:stroke-width="0.051cm" svg:stroke-color="#ff8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0.475cm" fo:min-width="8.56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color="#069a2e" loext:opacity="100%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69a2e" loext:opacity="100%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a933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423cm" svg:height="1.028cm" svg:x="15.054cm" svg:y="3.07cm">
          <draw:text-box>
            <text:p><text:span text:style-name="T1">LibRA</text:span></text:p>
          </draw:text-box>
        </draw:frame>
        <draw:frame draw:style-name="gr2" draw:text-style-name="P2" xml:id="id5" draw:id="id5" draw:layer="layout" svg:width="2.927cm" svg:height="0.775cm" svg:x="6.976cm" svg:y="5.11cm">
          <draw:text-box>
            <text:p><text:span text:style-name="T2">CASASynth</text:span></text:p>
          </draw:text-box>
        </draw:frame>
        <draw:frame draw:style-name="gr3" draw:text-style-name="P3" xml:id="id6" draw:id="id6" draw:layer="layout" svg:width="1.471cm" svg:height="0.775cm" svg:x="7.704cm" svg:y="6.645cm">
          <draw:text-box>
            <text:p><text:span text:style-name="T3">HPG</text:span></text:p>
          </draw:text-box>
        </draw:frame>
        <draw:frame draw:style-name="gr4" draw:text-style-name="P2" xml:id="id8" draw:id="id8" draw:layer="layout" svg:width="2.716cm" svg:height="0.775cm" svg:x="3.255cm" svg:y="6.698cm">
          <draw:text-box>
            <text:p><text:span text:style-name="T2">CASACore</text:span></text:p>
          </draw:text-box>
        </draw:frame>
        <draw:frame draw:style-name="gr5" draw:text-style-name="P2" xml:id="id10" draw:id="id10" draw:layer="layout" svg:width="1.424cm" svg:height="0.775cm" svg:x="9.697cm" svg:y="6.636cm">
          <draw:text-box>
            <text:p><text:span text:style-name="T2">GSL</text:span></text:p>
          </draw:text-box>
        </draw:frame>
        <draw:frame draw:style-name="gr6" draw:text-style-name="P3" xml:id="id9" draw:id="id9" draw:layer="layout" svg:width="1.97cm" svg:height="0.775cm" svg:x="11.643cm" svg:y="6.627cm">
          <draw:text-box>
            <text:p><text:span text:style-name="T3">Sakura</text:span></text:p>
          </draw:text-box>
        </draw:frame>
        <draw:frame draw:style-name="gr7" draw:text-style-name="P3" xml:id="id4" draw:id="id4" draw:layer="layout" svg:width="2.322cm" svg:height="0.775cm" svg:x="22.29cm" svg:y="5.172cm">
          <draw:text-box>
            <text:p><text:span text:style-name="T3">parafeed</text:span></text:p>
          </draw:text-box>
        </draw:frame>
        <draw:frame draw:style-name="gr8" draw:text-style-name="P3" xml:id="id17" draw:id="id17" draw:layer="layout" svg:width="3.395cm" svg:height="0.775cm" svg:x="20.118cm" svg:y="6.756cm">
          <draw:text-box>
            <text:p><text:span text:style-name="T3">GNU Readline</text:span></text:p>
          </draw:text-box>
        </draw:frame>
        <draw:frame draw:style-name="gr8" draw:text-style-name="P3" xml:id="id18" draw:id="id18" draw:layer="layout" svg:width="2.194cm" svg:height="0.775cm" svg:x="23.933cm" svg:y="6.757cm">
          <draw:text-box>
            <text:p><text:span text:style-name="T3">ncurses</text:span></text:p>
          </draw:text-box>
        </draw:frame>
        <draw:frame draw:style-name="gr9" draw:text-style-name="P4" xml:id="id12" draw:id="id12" draw:layer="layout" svg:width="2.084cm" svg:height="0.775cm" svg:x="9.389cm" svg:y="9.317cm">
          <draw:text-box>
            <text:p><text:span text:style-name="T4">Kokkos</text:span></text:p>
          </draw:text-box>
        </draw:frame>
        <draw:frame draw:style-name="gr10" draw:text-style-name="P2" xml:id="id13" draw:id="id13" draw:layer="layout" svg:width="2.343cm" svg:height="0.775cm" svg:x="9.244cm" svg:y="11.174cm">
          <draw:text-box>
            <text:p><text:span text:style-name="T2">pthreads</text:span></text:p>
          </draw:text-box>
        </draw:frame>
        <draw:frame draw:style-name="gr8" draw:text-style-name="P3" xml:id="id15" draw:id="id15" draw:layer="layout" svg:width="1.794cm" svg:height="0.775cm" svg:x="10.963cm" svg:y="12.308cm">
          <draw:text-box>
            <text:p><text:span text:style-name="T3">CUDA</text:span></text:p>
          </draw:text-box>
        </draw:frame>
        <draw:frame draw:style-name="gr11" draw:text-style-name="P2" xml:id="id16" draw:id="id16" draw:layer="layout" svg:width="1.751cm" svg:height="0.775cm" svg:x="7.252cm" svg:y="11.169cm">
          <draw:text-box>
            <text:p><text:span text:style-name="T2">LibDL</text:span></text:p>
          </draw:text-box>
        </draw:frame>
        <draw:frame draw:style-name="gr12" draw:text-style-name="P2" xml:id="id11" draw:id="id11" draw:layer="layout" svg:width="1.727cm" svg:height="0.775cm" svg:x="5.955cm" svg:y="9.319cm">
          <draw:text-box>
            <text:p><text:span text:style-name="T2">FFTW</text:span></text:p>
          </draw:text-box>
        </draw:frame>
        <draw:frame draw:style-name="gr8" draw:text-style-name="P2" xml:id="id14" draw:id="id14" draw:layer="layout" svg:width="1.54cm" svg:height="0.775cm" svg:x="12.295cm" svg:y="11.16cm">
          <draw:text-box>
            <text:p><text:span text:style-name="T2">OMP</text:span></text:p>
          </draw:text-box>
        </draw:frame>
        <draw:frame draw:style-name="gr8" draw:text-style-name="P3" xml:id="id2" draw:id="id2" draw:layer="layout" svg:width="2.437cm" svg:height="0.775cm" svg:x="15.054cm" svg:y="5.191cm">
          <draw:text-box>
            <text:p><text:span text:style-name="T3">pybind11</text:span></text:p>
          </draw:text-box>
        </draw:frame>
        <draw:connector draw:style-name="gr13" draw:text-style-name="P5" xml:id="id3" draw:id="id3" draw:layer="layout" svg:x1="16.265cm" svg:y1="4.098cm" svg:x2="16.272cm" svg:y2="5.191cm" draw:start-shape="id1" draw:start-glue-point="2" draw:end-shape="id2" draw:end-glue-point="0" svg:d="M16265 4098v547h7v546" svg:viewBox="0 0 8 1094">
          <text:p/>
        </draw:connector>
        <draw:connector draw:style-name="gr13" draw:text-style-name="P5" draw:layer="layout" svg:x1="16.268cm" svg:y1="4.645cm" svg:x2="23.451cm" svg:y2="5.172cm" draw:start-shape="id3" draw:start-glue-point="0" draw:end-shape="id4" draw:end-glue-point="0" svg:d="M16268 4645h7183v527" svg:viewBox="0 0 7184 528">
          <text:p/>
        </draw:connector>
        <draw:connector draw:style-name="gr13" draw:text-style-name="P5" draw:layer="layout" draw:line-skew="1.076cm" svg:x1="16.268cm" svg:y1="4.645cm" svg:x2="8.439cm" svg:y2="5.11cm" draw:start-shape="id3" draw:start-glue-point="0" draw:end-shape="id5" draw:end-glue-point="0" svg:d="M16268 4645v3h-7829v462" svg:viewBox="0 0 7830 466">
          <text:p/>
        </draw:connector>
        <draw:connector draw:style-name="gr13" draw:text-style-name="P5" xml:id="id7" draw:id="id7" draw:layer="layout" svg:x1="8.439cm" svg:y1="5.885cm" svg:x2="8.439cm" svg:y2="6.645cm" draw:start-shape="id5" draw:start-glue-point="2" draw:end-shape="id6" draw:end-glue-point="0" svg:d="M8439 5885v760" svg:viewBox="0 0 1 761">
          <text:p/>
        </draw:connector>
        <draw:connector draw:style-name="gr13" draw:text-style-name="P5" draw:layer="layout" draw:line-skew="0.857cm" svg:x1="8.439cm" svg:y1="6.265cm" svg:x2="4.613cm" svg:y2="6.698cm" draw:start-shape="id7" draw:start-glue-point="0" draw:end-shape="id8" draw:end-glue-point="0" svg:d="M8439 6265v-49h-3826v482" svg:viewBox="0 0 3827 483">
          <text:p/>
        </draw:connector>
        <draw:connector draw:style-name="gr13" draw:text-style-name="P5" draw:layer="layout" draw:line-skew="0.854cm" svg:x1="8.439cm" svg:y1="6.265cm" svg:x2="12.628cm" svg:y2="6.627cm" draw:start-shape="id7" draw:start-glue-point="0" draw:end-shape="id9" draw:end-glue-point="0" svg:d="M8439 6265v-52h4189v414" svg:viewBox="0 0 4190 415">
          <text:p/>
        </draw:connector>
        <draw:connector draw:style-name="gr13" draw:text-style-name="P5" draw:layer="layout" draw:line-skew="0.865cm" svg:x1="8.439cm" svg:y1="6.265cm" svg:x2="10.409cm" svg:y2="6.636cm" draw:start-shape="id7" draw:start-glue-point="0" draw:end-shape="id10" draw:end-glue-point="0" svg:d="M8439 6265v-41h1970v412" svg:viewBox="0 0 1971 413">
          <text:p/>
        </draw:connector>
        <draw:connector draw:style-name="gr13" draw:text-style-name="P5" draw:layer="layout" svg:x1="8.439cm" svg:y1="7.42cm" svg:x2="7.682cm" svg:y2="9.706cm" draw:start-shape="id6" draw:start-glue-point="2" draw:end-shape="id11" draw:end-glue-point="1" svg:d="M8439 7420v2286h-757" svg:viewBox="0 0 758 2287">
          <text:p/>
        </draw:connector>
        <draw:connector draw:style-name="gr13" draw:text-style-name="P5" draw:layer="layout" svg:x1="10.431cm" svg:y1="10.092cm" svg:x2="10.415cm" svg:y2="11.174cm" draw:start-shape="id12" draw:start-glue-point="2" draw:end-shape="id13" draw:end-glue-point="0" svg:d="M10431 10092v541h-16v541" svg:viewBox="0 0 17 1083">
          <text:p/>
        </draw:connector>
        <draw:connector draw:style-name="gr13" draw:text-style-name="P5" draw:layer="layout" svg:x1="10.431cm" svg:y1="10.092cm" svg:x2="13.065cm" svg:y2="11.16cm" draw:start-shape="id12" draw:start-glue-point="2" draw:end-shape="id14" draw:end-glue-point="0" svg:d="M10431 10092v534h2634v534" svg:viewBox="0 0 2635 1069">
          <text:p/>
        </draw:connector>
        <draw:connector draw:style-name="gr13" draw:text-style-name="P5" draw:layer="layout" svg:x1="11.862cm" svg:y1="10.639cm" svg:x2="11.86cm" svg:y2="12.308cm" draw:end-shape="id15" svg:d="M11862 10639v572h-2v1097" svg:viewBox="0 0 3 1670">
          <text:p/>
        </draw:connector>
        <draw:connector draw:style-name="gr13" draw:text-style-name="P5" draw:layer="layout" svg:x1="10.431cm" svg:y1="10.092cm" svg:x2="8.127cm" svg:y2="11.169cm" draw:start-shape="id12" draw:start-glue-point="2" draw:end-shape="id16" draw:end-glue-point="0" svg:d="M10431 10092v539h-2304v538" svg:viewBox="0 0 2305 1078">
          <text:p/>
        </draw:connector>
        <draw:connector draw:style-name="gr13" draw:text-style-name="P5" draw:layer="layout" svg:x1="23.451cm" svg:y1="5.947cm" svg:x2="21.815cm" svg:y2="6.756cm" draw:start-shape="id4" draw:start-glue-point="2" draw:end-shape="id17" draw:end-glue-point="0" svg:d="M23451 5947v405h-1636v404" svg:viewBox="0 0 1637 810">
          <text:p/>
        </draw:connector>
        <draw:connector draw:style-name="gr13" draw:text-style-name="P5" draw:layer="layout" svg:x1="23.451cm" svg:y1="5.947cm" svg:x2="25.03cm" svg:y2="6.757cm" draw:start-shape="id4" draw:start-glue-point="2" draw:end-shape="id18" draw:end-glue-point="0" svg:d="M23451 5947v405h1579v405" svg:viewBox="0 0 1580 811">
          <text:p/>
        </draw:connector>
        <draw:frame draw:style-name="gr14" draw:text-style-name="P2" xml:id="id19" draw:id="id19" draw:layer="layout" svg:width="2.224cm" svg:height="0.775cm" svg:x="1.04cm" svg:y="9.33cm">
          <draw:text-box>
            <text:p><text:span text:style-name="T2">CFITSIO</text:span></text:p>
          </draw:text-box>
        </draw:frame>
        <draw:frame draw:style-name="gr15" draw:text-style-name="P2" xml:id="id20" draw:id="id20" draw:layer="layout" svg:width="2.222cm" svg:height="0.775cm" svg:x="3.506cm" svg:y="9.318cm">
          <draw:text-box>
            <text:p><text:span text:style-name="T2">WCSLIB</text:span></text:p>
          </draw:text-box>
        </draw:frame>
        <draw:connector draw:style-name="gr13" draw:text-style-name="P5" draw:layer="layout" svg:x1="4.613cm" svg:y1="7.473cm" svg:x2="2.152cm" svg:y2="9.33cm" draw:start-shape="id8" draw:start-glue-point="2" draw:end-shape="id19" draw:end-glue-point="0" svg:d="M4613 7473v929h-2461v928" svg:viewBox="0 0 2462 1858">
          <text:p/>
        </draw:connector>
        <draw:connector draw:style-name="gr13" draw:text-style-name="P5" draw:layer="layout" svg:x1="4.613cm" svg:y1="7.473cm" svg:x2="4.617cm" svg:y2="9.318cm" draw:start-shape="id8" draw:end-shape="id20" svg:d="M4613 7473v923h4v922" svg:viewBox="0 0 5 1846">
          <text:p/>
        </draw:connector>
        <draw:connector draw:style-name="gr13" draw:text-style-name="P5" draw:layer="layout" svg:x1="4.613cm" svg:y1="7.473cm" svg:x2="6.818cm" svg:y2="9.319cm" draw:start-shape="id8" draw:start-glue-point="2" draw:end-shape="id11" draw:end-glue-point="0" svg:d="M4613 7473v923h2205v923" svg:viewBox="0 0 2206 1847">
          <text:p/>
        </draw:connector>
        <draw:connector draw:style-name="gr13" draw:text-style-name="P5" draw:layer="layout" svg:x1="9.389cm" svg:y1="9.704cm" svg:x2="8.439cm" svg:y2="7.42cm" draw:start-shape="id12" draw:start-glue-point="3" draw:end-shape="id6" draw:end-glue-point="2" svg:d="M9389 9704h-950v-2284" svg:viewBox="0 0 951 2285">
          <text:p/>
        </draw:connector>
        <draw:line draw:style-name="gr16" draw:text-style-name="P6" draw:layer="layout" svg:x1="11.501cm" svg:y1="6.555cm" svg:x2="13.717cm" svg:y2="7.444cm">
          <text:p/>
        </draw:line>
        <draw:line draw:style-name="gr16" draw:text-style-name="P6" draw:layer="layout" svg:x1="11.508cm" svg:y1="7.458cm" svg:x2="13.731cm" svg:y2="6.576cm">
          <text:p/>
        </draw:line>
        <draw:frame draw:style-name="gr17" draw:text-style-name="P8" draw:layer="layout" svg:width="9.065cm" svg:height="0.725cm" svg:x="16.48cm" svg:y="10.796cm">
          <draw:text-box>
            <text:p text:style-name="P7"><text:span text:style-name="T3">Labels in green are optional dependenci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08:40:02.037992168</meta:creation-date>
    <dc:date>2026-04-13T20:40:32.583774015</dc:date>
    <meta:editing-duration>PT6H14M26S</meta:editing-duration>
    <meta:editing-cycles>26</meta:editing-cycles>
    <meta:generator>LibreOffice/25.2.7.2$Linux_X86_64 LibreOffice_project/520$Build-2</meta:generator>
    <meta:print-date>2026-04-13T20:39:17.807831528</meta:print-date>
    <meta:printed-by>PDF files</meta:printed-by>
    <meta:document-statistic meta:object-count="39"/>
  </office:meta>
</office:document-meta>
</file>